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9.363cm"/>
    </style:style>
    <style:style style:name="pr2" style:family="presentation" style:parent-style-name="Default-subtitle">
      <style:graphic-properties draw:fill-color="#ffffff" fo:min-height="3.9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363cm" svg:x="1.4cm" svg:y="0.837cm" presentation:class="title" presentation:user-transformed="true">
          <draw:text-box>
            <text:p>Persitency in Python,<text:line-break/>ZODB and ZEO</text:p>
          </draw:text-box>
        </draw:frame>
        <draw:frame presentation:style-name="pr2" draw:layer="layout" svg:width="25.199cm" svg:height="3.979cm" svg:x="1.8cm" svg:y="13.2cm" presentation:class="subtitle" presentation:user-transformed="true">
          <draw:text-box>
            <text:p text:style-name="P1">Alex Volkov</text:p>
            <text:p text:style-name="P1">September 9,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ZODB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persistency layer built on top of pickle protocol</text:p>
              </text:list-item>
              <text:list-item>
                <text:p>Used to be a part of Zope framework, but now has been completely decoupled and can be used for general storag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02:03:44.930072949</meta:creation-date>
    <dc:date>2014-09-09T02:09:53.088192979</dc:date>
    <meta:editing-duration>PT6M8S</meta:editing-duration>
    <meta:editing-cycles>2</meta:editing-cycles>
    <meta:generator>LibreOffice/4.3.0.4$Linux_X86_64 LibreOffice_project/430m0$Build-4</meta:generator>
    <meta:document-statistic meta:object-count="29"/>
  </office:meta>
</office:document-meta>
</file>